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rra Mills </text:p>
      <text:p text:style-name="Standard"/>
      <text:p text:style-name="Standard">Ein Geschäft schlägt Wurzeln </text:p>
      <text:p text:style-name="Standard">Millionen Menschen konsumieren jeden Tag eine große Vielfalt an Produkten von Terra Mills, aber zur Überraschung vieler, die ihre Drinks, Snacks und Gerichte genießen, begann die Unternehmensgeschichte gar nicht auf Terra selbst. Tatsächlich war das Unternehmen für das erste Jahrhundert seiner Existenz exklusiv auf Bremen beheimatet. </text:p>
      <text:p text:style-name="Standard"/>
      <text:p text:style-name="Standard">Auch wenn die Besiedlung im 25. Jahrhundert startete, dauerte es noch bis zum Ausbruch des Zweiten Tevarin Krieges im Jahr 2603, dass Bremen und im Besonderen Rytif tatsächlich rasant wuchsen. Die Navy wendete sich an den kleinen landwirtschaftlichen Planeten, um ihre bis dato größte Streitmacht zu verpflegen. Als der Bedarf in die Höhe schoss, wurden die Farmer gierig nach den Credits der Regierung, allerdings mussten sämtliche Subventionen für die fehlende Infrastruktur ausgegeben werden, weshalb sie begannen, ihre Ressourcen zu bündeln. </text:p>
      <text:p text:style-name="Standard"/>
      <text:p text:style-name="Standard">Unter der Führung des Gouverneurs Arcturus Koerner schlossen sich die Großgrundbesitzer auf Rytif zur „Bremen Milling, Processing &amp; Farming Association“ zusammen, einfacher zu merken als „Bremen Mills“. Dieses Kollektiv aus Farmen, Weiterverarbeitungszentren und Mühlen ermöglichte es seinen Mitgliedern, Kosten zu reduzieren, indem sie die Fixkosten aufteilten. Zusätzlich konnten sie durch das kollektive Verhandeln mit einer einheitlichen Spitze höhere Verkaufspreise ansetzen.</text:p>
      <text:p text:style-name="Standard"/>
      <text:p text:style-name="Standard">In nur wenigen Jahren wuchs Bremen Mills zu einem der führenden wirtschaftlichen Unternehmen und in den folgenden Dekaden wurden ihre Aktionäre extrem reich. Allerdings brachen aufgrund mangelnder Veränderungen, nachdem der Getreidemarkt im Jahr 2640 abstürzte, für Rytif und damit auch für Bremen Mills harte Zeiten an. </text:p>
      <text:p text:style-name="Standard"/>
      <text:p text:style-name="Standard">Asche </text:p>
      <text:p text:style-name="Standard">Obwohl die Profite gering waren, schaffte Bremen Mills es jedoch, sich über Wasser zu halten. Das Empire braucht schließlich stets Getreide, und obwohl die Marge dünn ausfiel, konnte das etablierte Netzwerk von Bremen Mills dort punkten, wo andere scheiterten und zur Schließung gezwungen wurden. In dieser Zeit haben sich viele Farmen zusammengelegt und um die Wende zum 28. Jahrhundert stellte Bremen Mills schließlich die größte Agrahaltung auf Rytif und wurde von einem Verband zu einer Firmengemeinschaft. Durch weitere Standardisierungen und Gleichschaltungen sah es so aus, als wenn sich das Blatt endlich wenden würde. Doch dann kam das Desaster. </text:p>
      <text:p text:style-name="Standard"/>
      <text:p text:style-name="Standard">So explodierte im Jahr 2716 die Hauptfabrik der Getreideproduktion auf Bremen Mills nur unweit von Stalford entfernt. 100 Menschen starben, weitere 100 mehr wurden verletzt Ein riesiger Feuerball stieg in den Himmel, so groß, dass man ihn sogar noch aus dem Orbit sah. Heute ist dies als das große Stalford-Desaster bekannt. Aus Unterlagen geht hervor, dass sich durch eine defekte Filtereinheit explosive Gase in hohen Konzentrationen gebildet hatten. Das Feuer brannte noch lange weiter und zehntausende Hektar an kultivierten Äckern gingen verloren. Tage vergingen bis das Feuer bekämpft werden konnte. Während sich die Bewohner von Rytif durch die Wracklandschaft kämpften, hatten nur wenige die Hoffnung, sich von dieser Katastrophe zu erholen. </text:p>
      <text:p text:style-name="Standard"/>
      <text:p text:style-name="Standard">Ein Imperium erbauen </text:p>
      <text:p text:style-name="Standard">Zur selben Zeit, einige Sprünge entfernt, erlebte ein anderes Agrarkultur-Konglomerat seine eigene Krise. Terragra Inc. wurde 2665 auf Terra gegründet und hatte salzige und süße Snacks im Angebot. Besonders populär waren „Prallies“, ein Weizensnack überdeckt mit scharfer Karamelsoße. Terragra konnte aber keine erschwingliche Quelle von Weizen finden um ihre Produktion zu expandieren.</text:p>
      <text:p text:style-name="Standard"/>
      <text:p text:style-name="Standard"/>
      <text:p text:style-name="Standard"><text:soft-page-break/>Die Lösung erwuchs aus der Katastrophe von Stalford. Im Tausch gegen Vorräte bot Terrargra Bremen Mills finanzielle Unterstützung zum Wiederaufbau der Fabrik an. Im Sommer 2717 gaben sie die neue Kooperation unter dem Namen Terra Mills bekannt, mit Hauptquartier auf Rytif. Dank der kombinierten Ressourcen und der gebündelten Kräfte beider Firmen, war Terra Mills schließlich in der Lage, die Nachfrage zu decken, wobei es seine Bandbreite an Produkten stetig erweiterte und später sogar noch in den Getränke-Markt eingestiegen ist. </text:p>
      <text:p text:style-name="Standard"/>
      <text:p text:style-name="Standard">Bereit zum Durchbruch </text:p>
      <text:p text:style-name="Standard">Wo auch immer Terra Mills neue Produkte auf den Markt brachte, wurden sie positiv aufgenommen. Das war mit den ersten Getränkeangeboten jedoch nicht der Fall. Heute ist zwar jeder mit dem Terra Mills Getränken vertraut, von Pips über Fieldsbury bis hin zu Clash. Aber der erste Versuch, Braga Malt, ein gemälztes Fruchtgetränk, wurde rundweg abgelehnt. Terra Mills „GeschmacksExperten“ waren verblüfft. Es brauchte offenbar einen pfiffigen Marketing-Manager.</text:p>
      <text:p text:style-name="Standard"/>
      <text:p text:style-name="Standard">Doch das Problem lag woanders. Tests zeigten, dass das Getränk tatsächlich grausig schmeckte, Etwas passierte in der Zeit zwischen der Produktion und dem eigentlichen Verkauf. Nachforschungen ergaben, dass ein Verpackungsunternehmen Aluminium verwendete, das den Strapazen der langen Weltraumreisen nicht gerecht wurde. Es dünstete aus. Zunächst sah so aus, als wäre die Lösung die Verwendung einer anderen, teureren Verpackungsart. Dies aber hätte die Profite stark einbrechen lassen. Auch überlegte man, die Formel des Getränks zu verändern. Am Ende wurde jedoch eine Methode der Carbonisierung verwendet, um das Getränk während der Reise nicht ranzig werden zu lassen. Das Getränk wurde so doch noch zum großen Hit und mit den vielen verschiedenen Geschmacksrichtungen, die sich seitdem in den Regalen der Supermärkte im ganzen Empire finden, blieb dies auch so. </text:p>
      <text:p text:style-name="Standard"/>
      <text:p text:style-name="Standard">Big Benny’s </text:p>
      <text:p text:style-name="Standard">Die nächste große Erweiterung der Terra-Mills-Familie war wohl das bis jetzt kühnste Projekt. Nachdem sie den Getränke- und den Snack-Markt erobert hatte, entschieden sich die Manager, eine Position in der Fast-Food Branche einzunehmen. In 2943, kauften sie ein kleines Restaurant Franchise von Lo, dass seit seiner Eröffnung vor drei Jahren von einem zum anderen Ort expandierte. </text:p>
      <text:p text:style-name="Standard"/>
      <text:p text:style-name="Standard">Benicio Lewis, Jr. Ist auf einer Station in Corel aufgewachsen. Sein Vater machte selber Kacho, Nudeln mit Brühe, die extrem scharf war. Obwohl er selber der Ansicht war, dass die Kachos nicht wirklich schmackhaft waren, hatte er Jahre später seinen Freunden welche gekocht. Seinen Freunden schmeckten die Nudeln so gut, dass ihn dazu ermutigten, einen kleinen Imbiss in einem Raumhafen zu eröffnen. Er nannte seinen Stand Big Benny’s. Mit der billigen aber sättigenden Ladung war der Stand immer voll. </text:p>
      <text:p text:style-name="Standard"/>
      <text:p text:style-name="Standard">Nach diesem eher bescheidenen Anfang gründete Lewis jedoch schnell ein neues Franchise. Kacho Kraze lautete der Name und es verbreitete sich wie ein Lauffeuer. Es ließ nicht lang auf sich warten lassen, dass Terra Mills Lewis schließlich ein Angebot machte, die Kachos aus Lo in dem ganzen Empire zu verbreiteten. Trotz Protesten der treuen Kacho-Fans verkaufte Lewis, mit der Erklärung, dass sein Vater es geliebt hätte, dass Leute immer etwas gutes zu Essen haben. Außerdem hätte sein Vater es geliebt, Geld zu machen. Heute kann man für ein paar Credits überall im Empire eine warme Mahlzeit kaufen. </text:p>
      <text:p text:style-name="Standard"/>
      <text:p text:style-name="Standard">Es überraschte niemanden, dass Terra Mills nicht dort stoppte. Sie eröffneten vor kurzem ihre neue Marke, TipTop, 2946 bei der Händler-Verband Konferenz. Geboten werden dort unterschiedliche große Tapioca-wrapped Knö del. Von Analysten wird erwartet, dass TipTop bald genauso allgegenwärtig seien wird wie alle anderen Mills-Produkte. Was als kleine Farm startete, ist somit zu einem der größten Nahrungsmitteln-Produzenten des Empires geword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M51S</meta:editing-duration>
    <meta:editing-cycles>3</meta:editing-cycles>
    <meta:generator>OpenOffice/4.1.6$Win32 OpenOffice.org_project/416m1$Build-9790</meta:generator>
    <dc:date>2020-11-16T15:54:32.67</dc:date>
    <meta:document-statistic meta:table-count="0" meta:image-count="0" meta:object-count="0" meta:page-count="2" meta:paragraph-count="20" meta:word-count="1071" meta:character-count="7367"/>
    <dc:creator>Frank K.F Biedermann</dc:creator>
    <meta:user-defined meta:name="Info 1"/>
    <meta:user-defined meta:name="Info 2"/>
    <meta:user-defined meta:name="Info 3"/>
    <meta:user-defined meta:name="Info 4"/>
  </office:meta>
</office:document-meta>
</file>